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4ee6" officeooo:paragraph-rsid="001c4ee6" style:font-size-complex="20pt"/>
    </style:style>
    <style:style style:name="P6" style:family="paragraph" style:parent-style-name="Standard">
      <style:text-properties fo:font-size="20pt" officeooo:rsid="001cb8d4" officeooo:paragraph-rsid="001cb8d4" style:font-size-complex="20pt"/>
    </style:style>
    <style:style style:name="T1" style:family="text">
      <style:text-properties officeooo:rsid="001e3b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6">০৩. filter()</text:p>
      <text:p text:style-name="P6">এই মেথড দ্বারা কোন একটা অ্যারে থেকে শর্ত মোতাবেক কিছু খুজে রের করা </text:p>
      <text:p text:style-name="P6"/>
      <text:p text:style-name="P6">০৪. <text:span text:style-name="T1">find()</text:span></text:p>
      <text:p text:style-name="P6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8T20:52:45.509118764</dc:date>
    <meta:editing-duration>PT2H11M33S</meta:editing-duration>
    <meta:editing-cycles>20</meta:editing-cycles>
    <meta:document-statistic meta:table-count="0" meta:image-count="0" meta:object-count="0" meta:page-count="1" meta:paragraph-count="9" meta:word-count="86" meta:character-count="326" meta:non-whitespace-character-count="244"/>
  </office:meta>
</office:document-meta>
</file>